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1035b"/>
    </style:style>
    <style:style style:name="P2" style:family="paragraph" style:parent-style-name="Standard">
      <style:text-properties fo:font-weight="bold" officeooo:rsid="001e0468" officeooo:paragraph-rsid="001e0468" style:font-weight-asian="bold" style:font-weight-complex="bold"/>
    </style:style>
    <style:style style:name="P3" style:family="paragraph" style:parent-style-name="Standard">
      <style:text-properties fo:font-weight="bold" officeooo:paragraph-rsid="001ab6b7" style:font-weight-asian="bold" style:font-weight-complex="bold"/>
    </style:style>
    <style:style style:name="P4" style:family="paragraph" style:parent-style-name="Standard">
      <style:text-properties fo:font-weight="bold" officeooo:paragraph-rsid="0021035b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bold" officeooo:paragraph-rsid="00252e56" style:font-weight-asian="bold" style:font-weight-complex="bold"/>
    </style:style>
    <style:style style:name="P7" style:family="paragraph" style:parent-style-name="Standard">
      <style:text-properties officeooo:paragraph-rsid="00252e56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paragraph-rsid="002166cf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T1" style:family="text">
      <style:text-properties officeooo:rsid="001ab6b7"/>
    </style:style>
    <style:style style:name="T2" style:family="text">
      <style:text-properties officeooo:rsid="001e0468"/>
    </style:style>
    <style:style style:name="T3" style:family="text">
      <style:text-properties officeooo:rsid="0021035b"/>
    </style:style>
    <style:style style:name="T4" style:family="text">
      <style:text-properties officeooo:rsid="002232d8"/>
    </style:style>
    <style:style style:name="T5" style:family="text">
      <style:text-properties officeooo:rsid="002444b1"/>
    </style:style>
    <style:style style:name="T6" style:family="text">
      <style:text-properties officeooo:rsid="00252e5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building</text:p>
      <text:p text:style-name="Standard">rosdep install --from-paths src --ignore-src -r -y</text:p>
      <text:p text:style-name="Standard"/>
      <text:p text:style-name="Standard">colcon build --symlink-install --cmake-args -DCMAKE_BUILD_TYPE=RelWithDebInfo</text:p>
      <text:p text:style-name="Standard"/>
      <text:p text:style-name="Standard">------------------------------------------------------------------------------------</text:p>
      <text:p text:style-name="Standard"/>
      <text:p text:style-name="P3"><text:span text:style-name="T1">R</text:span>un <text:span text:style-name="T2">EC driver </text:span>as node:</text:p>
      <text:p text:style-name="P1">ros2 launch metavision_driver driver_node.launch.py</text:p>
      <text:p text:style-name="P1"><text:tab/>event_message_size_threshold:=<text:span text:style-name="T3">xxx</text:span></text:p>
      <text:p text:style-name="P1"/>
      <text:p text:style-name="P4">*<text:span text:style-name="T5">Run EC driver as composable node:</text:span></text:p>
      <text:p text:style-name="P1">ros2 launch metavision_driver driver_composition.launch.py</text:p>
      <text:p text:style-name="P1"><text:s text:c="3"/></text:p>
      <text:p text:style-name="Standard"/>
      <text:p text:style-name="P2">Run EC renderer: from event to event_image</text:p>
      <text:p text:style-name="Standard">ros2 launch event_camera_renderer renderer.launch.py</text:p>
      <text:p text:style-name="Standard"/>
      <text:p text:style-name="P1">------------------------------------------------------------------------------------</text:p>
      <text:p text:style-name="P1"/>
      <text:p text:style-name="P4"><text:span text:style-name="T2">EC driver </text:span><text:span text:style-name="T3">custom parameters description (see all in metavision_driver github)</text:span>:</text:p>
      <text:p text:style-name="Standard"/>
      <text:list xml:id="list3199718785" text:style-name="L1">
        <text:list-item>
          <text:p text:style-name="P5">event_message_size_threshold: (in bytes) minimum size of events (in bytes) to be aggregated in one ROS event message before message is sent. Defaults to 1MB.</text:p>
        </text:list-item>
      </text:list>
      <text:p text:style-name="Standard"/>
      <text:p text:style-name="Standard">Dynamic reconfiguration parameters <text:span text:style-name="T4">(</text:span>https://docs.prophesee.ai/stable/hw/manuals/biases.html<text:span text:style-name="T4">)</text:span></text:p>
      <text:p text:style-name="Standard"/>
      <text:list xml:id="list951479821" text:style-name="L2">
        <text:list-item>
          <text:p text:style-name="P8"><text:span text:style-name="Strong_20_Emphasis">bias_diff_on</text:span>: determines the ON contrast threshold, the factor by which the pixel must get brighter, before an ON event occurs for that pixel.</text:p>
        </text:list-item>
        <text:list-item>
          <text:p text:style-name="P9"><text:span text:style-name="Strong_20_Emphasis">bias_diff_off</text:span>: determines the OFF contrast threshold, the factor by which the pixel must get darker, before an OFF event occurs for that pixel. </text:p>
        </text:list-item>
      </text:list>
      <text:list xml:id="list1375860394" text:style-name="L3">
        <text:list-item>
          <text:p text:style-name="P10"><text:span text:style-name="Strong_20_Emphasis">bias_fo</text:span>: adjusts the low-pass filter, <text:span text:style-name="T4">which</text:span> changes how rapidly fluctuating light is filtered out. It determines the maximum rate of change of illumination that can be detected.</text:p>
        </text:list-item>
        <text:list-item>
          <text:p text:style-name="P10"><text:span text:style-name="Strong_20_Emphasis">bias_hpf</text:span>: adjusts the high-pass filter, <text:span text:style-name="T4">which</text:span> determines how slow illumination change is filtered out. It determines the minimum rate the light must change, for the pixel to output an event.</text:p>
        </text:list-item>
      </text:list>
      <text:list xml:id="list2914083088" text:style-name="L4">
        <text:list-item>
          <text:p text:style-name="P11"><text:span text:style-name="Strong_20_Emphasis">bias_refr</text:span>: adjusts the refractory period, <text:span text:style-name="T4">which</text:span> determines the duration for which the pixel is blind after each event. </text:p>
        </text:list-item>
      </text:list>
      <text:p text:style-name="Text_20_body"/>
      <text:p text:style-name="P7">------------------------------------------------------------------------------------</text:p>
      <text:p text:style-name="P7"/>
      <text:p text:style-name="P6"><text:span text:style-name="T2">EC </text:span><text:span text:style-name="T6">Node with composition for reading events, spatio-temporal filtering and image reconstruction publishing</text:span>: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5:19:54.403178631</meta:creation-date>
    <meta:generator>LibreOffice/7.3.7.2$Linux_AARCH64 LibreOffice_project/30$Build-2</meta:generator>
    <dc:date>2025-07-30T10:31:33.123690943</dc:date>
    <meta:editing-duration>PT35M30S</meta:editing-duration>
    <meta:editing-cycles>8</meta:editing-cycles>
    <meta:document-statistic meta:table-count="0" meta:image-count="0" meta:object-count="0" meta:page-count="2" meta:paragraph-count="23" meta:word-count="230" meta:character-count="1899" meta:non-whitespace-character-count="1695"/>
  </office:meta>
</office:document-meta>
</file>